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oloresCyr" svg:font-family="DoloresCy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1in" loext:contextual-spacing="true"/>
      <style:text-properties officeooo:rsid="006f22e9" officeooo:paragraph-rsid="001d2be6"/>
    </style:style>
    <style:style style:name="P2" style:family="paragraph" style:parent-style-name="Text_20_body">
      <style:paragraph-properties fo:margin-top="0in" fo:margin-bottom="0.1in" loext:contextual-spacing="true"/>
      <style:text-properties fo:font-style="italic" officeooo:rsid="002fbf86" officeooo:paragraph-rsid="001d2be6" style:font-style-asian="italic" style:font-style-complex="italic"/>
    </style:style>
    <style:style style:name="P3" style:family="paragraph" style:parent-style-name="Text_20_body">
      <style:paragraph-properties fo:margin-top="0in" fo:margin-bottom="0.1in" loext:contextual-spacing="true"/>
      <style:text-properties fo:font-style="italic" officeooo:paragraph-rsid="001d2be6" style:font-style-asian="italic" style:font-style-complex="italic"/>
    </style:style>
    <style:style style:name="P4" style:family="paragraph" style:parent-style-name="Text_20_body">
      <style:paragraph-properties fo:margin-top="0in" fo:margin-bottom="0.1in" loext:contextual-spacing="true"/>
      <style:text-properties officeooo:rsid="002fbf86" officeooo:paragraph-rsid="001d2be6"/>
    </style:style>
    <style:style style:name="P5" style:family="paragraph" style:parent-style-name="Text_20_body">
      <style:paragraph-properties fo:margin-top="0in" fo:margin-bottom="0.1in" loext:contextual-spacing="true"/>
      <style:text-properties officeooo:rsid="003e34b1" officeooo:paragraph-rsid="001d2be6"/>
    </style:style>
    <style:style style:name="P6" style:family="paragraph" style:parent-style-name="Text_20_body">
      <style:paragraph-properties fo:margin-top="0in" fo:margin-bottom="0.1in" loext:contextual-spacing="true"/>
      <style:text-properties officeooo:rsid="00401452" officeooo:paragraph-rsid="001d2be6"/>
    </style:style>
    <style:style style:name="P7" style:family="paragraph" style:parent-style-name="Text_20_body">
      <style:paragraph-properties fo:margin-top="0in" fo:margin-bottom="0.1in" loext:contextual-spacing="true"/>
      <style:text-properties officeooo:rsid="003178b2" officeooo:paragraph-rsid="001d2be6"/>
    </style:style>
    <style:style style:name="P8" style:family="paragraph" style:parent-style-name="Text_20_body">
      <style:paragraph-properties fo:margin-top="0in" fo:margin-bottom="0.1in" loext:contextual-spacing="true"/>
      <style:text-properties officeooo:rsid="006ce0ca" officeooo:paragraph-rsid="001d2be6"/>
    </style:style>
    <style:style style:name="P9" style:family="paragraph" style:parent-style-name="Text_20_body">
      <style:paragraph-properties fo:margin-top="0in" fo:margin-bottom="0.1in" loext:contextual-spacing="true"/>
      <style:text-properties officeooo:rsid="006d87d3" officeooo:paragraph-rsid="001d2be6"/>
    </style:style>
    <style:style style:name="P10" style:family="paragraph" style:parent-style-name="Text_20_body">
      <style:paragraph-properties fo:margin-top="0in" fo:margin-bottom="0.1in" loext:contextual-spacing="true"/>
      <style:text-properties officeooo:rsid="039111f0" officeooo:paragraph-rsid="001d2be6"/>
    </style:style>
    <style:style style:name="P11" style:family="paragraph" style:parent-style-name="Text_20_body">
      <style:paragraph-properties fo:margin-top="0in" fo:margin-bottom="0.1in" loext:contextual-spacing="true"/>
      <style:text-properties officeooo:rsid="006ea8c6" officeooo:paragraph-rsid="001d2be6"/>
    </style:style>
    <style:style style:name="P12" style:family="paragraph" style:parent-style-name="Text_20_body">
      <style:paragraph-properties fo:margin-top="0in" fo:margin-bottom="0.1in" loext:contextual-spacing="true"/>
      <style:text-properties officeooo:paragraph-rsid="001d2be6"/>
    </style:style>
    <style:style style:name="P13" style:family="paragraph" style:parent-style-name="Text_20_body">
      <style:paragraph-properties fo:text-align="center" style:justify-single-word="false"/>
      <style:text-properties fo:font-size="16pt" fo:font-style="normal" style:text-underline-style="none" officeooo:rsid="00373677" officeooo:paragraph-rsid="001d2be6" style:font-size-asian="16pt" style:font-style-asian="normal" style:font-size-complex="16pt" style:font-style-complex="normal"/>
    </style:style>
    <style:style style:name="P14" style:family="paragraph" style:parent-style-name="Heading_20_2">
      <style:paragraph-properties fo:text-align="center" style:justify-single-word="false"/>
      <style:text-properties officeooo:paragraph-rsid="001d2be6"/>
    </style:style>
    <style:style style:name="P15" style:family="paragraph" style:parent-style-name="Standard">
      <style:text-properties officeooo:rsid="002e126b" officeooo:paragraph-rsid="001d2be6"/>
    </style:style>
    <style:style style:name="P16" style:family="paragraph" style:parent-style-name="Standard">
      <style:text-properties officeooo:rsid="002e8b7c" officeooo:paragraph-rsid="001d2be6"/>
    </style:style>
    <style:style style:name="P17" style:family="paragraph" style:parent-style-name="Standard">
      <style:text-properties officeooo:rsid="005ead5f" officeooo:paragraph-rsid="001d2be6"/>
    </style:style>
    <style:style style:name="P18" style:family="paragraph" style:parent-style-name="Standard">
      <style:text-properties officeooo:rsid="002f6bfd" officeooo:paragraph-rsid="001d2be6"/>
    </style:style>
    <style:style style:name="P19" style:family="paragraph" style:parent-style-name="Standard">
      <style:text-properties fo:font-style="italic" officeooo:rsid="002f6bfd" officeooo:paragraph-rsid="001d2be6" style:font-style-asian="italic" style:font-style-complex="italic"/>
    </style:style>
    <style:style style:name="P20" style:family="paragraph" style:parent-style-name="Standard">
      <style:text-properties officeooo:rsid="002fbf86" officeooo:paragraph-rsid="001d2be6"/>
    </style:style>
    <style:style style:name="T1" style:family="text">
      <style:text-properties fo:font-size="16pt" fo:font-style="normal" style:text-underline-style="none" officeooo:rsid="00373677" style:font-size-asian="16pt" style:font-style-asian="normal" style:font-size-complex="16pt" style:font-style-complex="normal"/>
    </style:style>
    <style:style style:name="T2" style:family="text">
      <style:text-properties fo:font-size="14pt" fo:font-style="normal" style:text-underline-style="none" officeooo:rsid="00373677" style:font-size-asian="14pt" style:font-style-asian="normal" style:font-size-complex="14pt" style:font-style-complex="normal"/>
    </style:style>
    <style:style style:name="T3" style:family="text">
      <style:text-properties style:text-position="0% 100%" style:font-name="DoloresCyr" fo:font-size="16pt" fo:font-style="normal" style:text-underline-style="none" officeooo:rsid="00373677" style:font-size-asian="16pt" style:font-style-asian="normal" style:font-size-complex="16pt" style:font-style-complex="normal"/>
    </style:style>
    <style:style style:name="T4" style:family="text">
      <style:text-properties style:text-position="0% 100%" style:font-name="DoloresCyr" fo:font-size="16pt" fo:font-style="normal" style:text-underline-style="none" officeooo:rsid="003922a3" style:font-size-asian="16pt" style:font-style-asian="normal" style:font-size-complex="16pt" style:font-style-complex="normal"/>
    </style:style>
    <style:style style:name="T5" style:family="text">
      <style:text-properties officeooo:rsid="02589492"/>
    </style:style>
    <style:style style:name="T6" style:family="text">
      <style:text-properties officeooo:rsid="002e8b7c"/>
    </style:style>
    <style:style style:name="T7" style:family="text">
      <style:text-properties officeooo:rsid="005ead5f"/>
    </style:style>
    <style:style style:name="T8" style:family="text">
      <style:text-properties officeooo:rsid="0258b90c"/>
    </style:style>
    <style:style style:name="T9" style:family="text">
      <style:text-properties officeooo:rsid="039111f0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401452" style:font-style-asian="italic" style:font-style-complex="italic"/>
    </style:style>
    <style:style style:name="T12" style:family="text">
      <style:text-properties officeooo:rsid="017c5610"/>
    </style:style>
    <style:style style:name="T13" style:family="text">
      <style:text-properties officeooo:rsid="017ccf10"/>
    </style:style>
    <style:style style:name="T14" style:family="text">
      <style:text-properties officeooo:rsid="004faa28"/>
    </style:style>
    <style:style style:name="T15" style:family="text">
      <style:text-properties officeooo:rsid="006ce0ca"/>
    </style:style>
    <style:style style:name="T16" style:family="text">
      <style:text-properties officeooo:rsid="006d87d3"/>
    </style:style>
    <style:style style:name="T17" style:family="text">
      <style:text-properties officeooo:rsid="0258dde5"/>
    </style:style>
    <style:style style:name="T18" style:family="text">
      <style:text-properties officeooo:rsid="0281e5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2"><text:span text:style-name="T1">*** </text:span><text:span text:style-name="T2"><text:s text:c="3"/></text:span><text:bookmark-start text:name="башня слоновой кости"/><text:span text:style-name="T3">б</text:span><text:span text:style-name="T4">ашня слоновой кости</text:span><text:bookmark-end text:name="башня слоновой кости"/><text:span text:style-name="T2"> <text:s/></text:span><text:span text:style-name="T1"><text:s/>***</text:span></text:h>
      <text:p text:style-name="P13"/>
      <text:p text:style-name="P15">Вместо <text:span text:style-name="T5">одного </text:span>экземпляра книги рассказов Моэма из <text:span text:style-name="T5">не очень</text:span> большого, стотысячного тиража, на полках прочно улеглась увесистая бандероль. </text:p>
      <text:p text:style-name="P15">В <text:span text:style-name="T5">той части, что </text:span><text:s/>зависел<text:span text:style-name="T5">а</text:span> от меня, план был исполнен по всем пунктам и это лишило жизнь <text:span text:style-name="T5">дальнейшей</text:span> цели. </text:p>
      <text:p text:style-name="P15"><text:span text:style-name="T5">Жизнь</text:span> катил<text:span text:style-name="T5">а</text:span>сь по <text:s/>наезженной до блеска колее, но уже беспланово и бесцельно.</text:p>
      <text:p text:style-name="P15">Впрочем, если не задаваться вопросом «зачем?», то и парн<text:span text:style-name="T5">ó</text:span>й по четвергам с последующими парой бутылок пива достаточно, чтобы прожить ещё неделю.</text:p>
      <text:p text:style-name="P15"><text:s/><text:span text:style-name="T6">Вон, тибетские монахи и без этого обходятся.</text:span></text:p>
      <text:p text:style-name="P15"/>
      <text:p text:style-name="P16"><text:span text:style-name="T5">В моём, не совсем тибетском образе жизни </text:span><text:s/>явно не доставало плотских утех.</text:p>
      <text:p text:style-name="P16">Однажды я поймал себя на том, что приходя с работы на Декабристов 13, <text:s/>всякий раз окидываю взглядом стадо обуви, беспорядочно толпившейся вокруг обувной полки на веранде.</text:p>
      <text:p text:style-name="P16">Углублённый самодопрос прояснил, что <text:span text:style-name="T5">мой взгляд</text:span> высматрива<text:span text:style-name="T5">ет</text:span> высокие австрийские сапоги <text:span text:style-name="T5">на танкетке</text:span>.</text:p>
      <text:p text:style-name="P16"><text:span text:style-name="T7">Но это не </text:span>моя вина, <text:span text:style-name="T7">если</text:span> <text:span text:style-name="T7">выпускаемая в Австрии обувь настолько долговечна, что просто ни в какую не желает износиться в памяти.</text:span></text:p>
      <text:p text:style-name="P17">Однако, откуда взяться сапогам летом?</text:p>
      <text:p text:style-name="P16">И чего ради <text:span text:style-name="T7">она</text:span> прие<text:span text:style-name="T7">дет</text:span> в Конотоп, а тем более на Декабристов 13?</text:p>
      <text:p text:style-name="P16">Такие риторические вопросы помогали выставлять себя на смех перед самим собою, но не могли предотвратить ночных поллюций.</text:p>
      <text:p text:style-name="P16"/>
      <text:p text:style-name="P18">Глубокой ночью сон мой прервался <text:span text:style-name="T8">оттого</text:span>, что вскину<text:span text:style-name="T8">в</text:span> голову, я резко <text:span text:style-name="T8">уронил</text:span> её на деревянный подлокотник раздвижного дивана, <text:span text:style-name="T9">повыше подушки</text:span>. </text:p>
      <text:p text:style-name="P18"><text:span text:style-name="T8">Однако, б</text:span>оль и кровь из рассечённой брови не <text:span text:style-name="T8">заслонила</text:span> факта промоченных трусов. Я снял их, обтёрся и забросил за дальний подлокотник возле оклеенной обоями стены — утром уберу.</text:p>
      <text:p text:style-name="P18">Включив <text:span text:style-name="T8">стоявшую</text:span> на столе лампу, я вернулся и откинул одеяло. </text:p>
      <text:p text:style-name="P18">Блин! </text:p>
      <text:p text:style-name="P18">Тёмное влажное пятно красовалось на малиновой скатерти, которая давно лишилась бахромы и перешла в разряд <text:span text:style-name="T9">диванного </text:span>покрывал<text:span text:style-name="T9">а</text:span>.</text:p>
      <text:p text:style-name="P18">- Всё правильно,- сказал я сам себе.- Именно для этого ты её и украл.</text:p>
      <text:p text:style-name="P18">Потом я сделал в покрывале складку поверх пятна, чтоб не касаться мокрого, и лёг досыпать ночь.</text:p>
      <text:p text:style-name="P19"><text:tab/><text:tab/><text:tab/> <text:s text:c="2"/>Для меня дыры чёрные — </text:p>
      <text:p text:style-name="P19"><text:tab/><text:tab/><text:tab/> <text:s text:c="2"/>Белые пятна...</text:p>
      <text:p text:style-name="P19"><text:tab/><text:tab/><text:tab/>...И сплетаются в жгут без ответов вопросы,</text:p>
      <text:p text:style-name="P18"><text:span text:style-name="T10"><text:tab/><text:tab/><text:tab/> <text:s text:c="2"/>Окропя чёрным семенем белую простынь</text:span>.</text:p>
      <text:p text:style-name="P18"/>
      <text:p text:style-name="P18">А ещё трудно стало ездить трамваем в часы пик. Если стиснут со всех сторон, как вогнутую бубну, это куда ни шло, но когда при этом уткнут в пышное бедро молодой женщины — хоть «караул!» кричи. </text:p>
      <text:p text:style-name="P20">У тебя тут, естественно, попрёт ломовая эрекция, которую не в силах утаить даже оба ваших плаща. Причём отступать некуда — пассажиров больше, чем селёдок в бочке.</text:p>
      <text:p text:style-name="P20">Вот и стоишь, уныло глядя за окна <text:span text:style-name="T8">бегущего вагона</text:span>, типа, я тут не при чём.</text:p>
      <text:p text:style-name="P20">Но если не твой, то чей же?</text:p>
      <text:p text:style-name="P2"><text:tab/><text:tab/><text:tab/>Благословенны будьте повороты</text:p>
      <text:p text:style-name="P3"><text:tab/><text:tab/><text:tab/>и прочие извивы</text:p>
      <text:p text:style-name="P3"><text:soft-page-break/><text:tab/><text:tab/><text:tab/>у путей трамвайных –</text:p>
      <text:p text:style-name="P3"><text:tab/><text:tab/><text:tab/>Пособники</text:p>
      <text:p text:style-name="P3"><text:tab/><text:tab/><text:tab/>сладчайших прикасательств,</text:p>
      <text:p text:style-name="P12"><text:span text:style-name="T10"><text:tab/><text:tab/><text:tab/>вполне пристойных и почти случайных..</text:span>.</text:p>
      <text:p text:style-name="P12"/>
      <text:p text:style-name="P4">Вот это всё и доводит до сексуального голодания, которые научные умники укоротили до термина «либидо». Лебеду эту весьма рекомендуют людям творческих профессий, типа, от неё круто поднимается качество произведений.</text:p>
      <text:p text:style-name="P4">Но мне на кой хрен это либидо?! Я вам не Ван Гог, и не Волт Витмен.</text:p>
      <text:p text:style-name="P4">Мой план исполнен и забандеролен.</text:p>
      <text:p text:style-name="P4">Но как избавиться? Вот в чём вопрос.</text:p>
      <text:p text:style-name="P5">Проклятое либидо настигало меня не только в общественном транспорте, или эротических сновидениях, но даже и на рабочем месте. Просто здесь творческий оргазм начинался минуя стадию физиологической эрекции.</text:p>
      <text:p text:style-name="P5">Например, на 100-квартирном меня привлекла незнакомая молодая штукатурша. </text:p>
      <text:p text:style-name="P5">С <text:span text:style-name="T8">одного</text:span> взгляда <text:span text:style-name="T8">ясно</text:span>, что <text:span text:style-name="T8">эта сельская красотка </text:span><text:s/>лишена каких-либо интеллектуальных запросов, но чистота румянца, манящие абрисы грудей и бёдер (даже под наглухо застёгнутой спецовкой) обезоружили меня и приковали.</text:p>
      <text:p text:style-name="P5">Я решил накропать свою Песню Песней, используя <text:span text:style-name="T12">штукатуршу</text:span> как натурщицу.</text:p>
      <text:p text:style-name="P5"/>
      <text:p text:style-name="P5">Обычно штукатур<text:span text:style-name="T13">ные работы</text:span> на объекте <text:span text:style-name="T13">начинаются </text:span>после засыпки плит пола керамзитом.</text:p>
      <text:p text:style-name="P5">Керамзит — хороший теплоизоляционный материал, вот только хрустит под ногами пока не покрыт стяжкой.</text:p>
      <text:p text:style-name="P5">Обернувшись пару раз на мои осторожные шаги по керамзиту — я подходил к дверному проёму уточнить детали <text:span text:style-name="T8">уже </text:span>слагаемого шедевра — <text:span text:style-name="T13">натурщица</text:span> спросила Трепетилиху, <text:span text:style-name="T9">которая</text:span> затирала оконный откос:</text:p>
      <text:p text:style-name="P5">- А может этот украл мой мастерок?</text:p>
      <text:p text:style-name="P5">- Ты <text:span text:style-name="T14">шо</text:span>!- ответила Трепетилиха.- <text:span text:style-name="T13">То</text:span> такой, <text:span text:style-name="T9">шо</text:span> потопчется по твоему мастерку, но не <text:span text:style-name="T15">поцупит</text:span>.</text:p>
      <text:p text:style-name="P5"/>
      <text:p text:style-name="P6">С учётом размеров моего тогдашнего либидо, новая Песнь Песней, <text:span text:style-name="T8">как пить дать,</text:span> превзошла бы творение Соломона и <text:span text:style-name="T8">лишь</text:span> облыжное подозрение в краже <text:span text:style-name="T8">уберегло всемирную литературу от предстоящей </text:span><text:s/>переоценк<text:span text:style-name="T8">и</text:span> <text:span text:style-name="T8">своих </text:span>ценностей.</text:p>
      <text:p text:style-name="P2"><text:tab/><text:tab/><text:tab/>С высокой скалы сбросил либидо своё </text:p>
      <text:p text:style-name="P2"><text:tab/><text:tab/><text:tab/>Я в синее море</text:p>
      <text:p text:style-name="P2"><text:tab/><text:tab/><text:tab/>И увид<text:span text:style-name="T9">á</text:span>л — </text:p>
      <text:p text:style-name="P4"><text:span text:style-name="T10"><text:tab/><text:tab/><text:tab/></text:span><text:span text:style-name="T11">Как синее море т</text:span><text:span text:style-name="T10">онет в либидо моём..</text:span>.</text:p>
      <text:p text:style-name="P4"/>
      <text:p text:style-name="P7">Блин! Три залёта в Ромны и два развода не оставляют <text:span text:style-name="T8">и</text:span> одного шанса из тысячи на серьёзные отношения. </text:p>
      <text:p text:style-name="P7">Вот и держишь себя в смирительной рубашке.</text:p>
      <text:p text:style-name="P7"/>
      <text:p text:style-name="P8">А вот вьюгу не зануздаешь. </text:p>
      <text:p text:style-name="P8">Хорошо хоть не в морду, а в спину; подгоняет меня к Вокзалу <text:span text:style-name="T16">в предутренних сумерках. Плотные потоки снега в шквалах ветра обращают сумерки обратно в темень. </text:span></text:p>
      <text:p text:style-name="P9">По колено в сугробах, я бреду по предполагаемой дорожке вдоль путей. Бетонные столбы, что держат над рельсами контактный провод, стали вехами, чтобы не очень-то петлял. </text:p>
      <text:p text:style-name="P10">А вот назад уж лучше не оглядываться — снег мигом облепит лицо. </text:p>
      <text:p text:style-name="P9">Да и смотреть там не на что: было — <text:s/>прошло.</text:p>
      <text:p text:style-name="P11"><text:soft-page-break/>Только зачем я вижу её обнажённое тело в этой белой пене пурги? </text:p>
      <text:p text:style-name="P11">И <text:span text:style-name="T9">она </text:span>не одна — слепляется с кем-то. Не со мной...</text:p>
      <text:p text:style-name="P11">Я о<text:span text:style-name="T13">тв</text:span>орачиваю лицо назад — под оплеухи снега, чтобы очнуться <text:s/>и не видеть. </text:p>
      <text:p text:style-name="P11">Включаю в мозгу взрыды органа из подвала Дома <text:span text:style-name="T17">О</text:span>рганной музыки, они обрывисты и не точны, но отвлекают... </text:p>
      <text:p text:style-name="P11">Наверное, я точно извращенец — <text:span text:style-name="T9">даже от</text:span> любовной сцен<text:span text:style-name="T9">ы между</text:span> моей жен<text:span text:style-name="T9">ой и</text:span> неизвестно кем, впадаю в эрекцию <text:span text:style-name="T17">среди этой снежной бури</text:span>. </text:p>
      <text:p text:style-name="P11">Жена? <text:span text:style-name="T17">У тебя нет жены!</text:span></text:p>
      <text:p text:style-name="P11">Ну, ладно, не жена — любовь всей жизни. </text:p>
      <text:p text:style-name="P11">Заткнись, придурок!..</text:p>
      <text:p text:style-name="P11">Я отчаянно мотаю головой и со стоном пошатываюсь на ходу. </text:p>
      <text:p text:style-name="P1">Твёрдый скользящий удар сзади по левому плечу призывает к порядку. Электричка из Нежина пробирается сквозь пургу к Вокзалу. </text:p>
      <text:p text:style-name="P1">Электрички всегда правы — у них нет отклонений. </text:p>
      <text:p text:style-name="P1">Вон и фонари <text:span text:style-name="T18">завиднелись </text:span>над четвёртой платформой, а на площади <text:span text:style-name="T17">будет</text:span> автобус-«чаечка». </text:p>
      <text:p text:style-name="P1">Всё нормально, я такой же как вс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oloresCyr" svg:font-family="DoloresCy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6:38:51.002937073</meta:creation-date>
    <dc:date>2017-03-03T16:38:57.491594965</dc:date>
    <dc:creator>sehrguey </dc:creator>
    <meta:editing-duration>PT6S</meta:editing-duration>
    <meta:editing-cycles>1</meta:editing-cycles>
    <meta:generator>LibreOffice/4.3.3.2$Linux_x86 LibreOffice_project/430m0$Build-2</meta:generator>
    <meta:document-statistic meta:table-count="0" meta:image-count="0" meta:object-count="0" meta:page-count="3" meta:paragraph-count="72" meta:word-count="903" meta:character-count="5866" meta:non-whitespace-character-count="4930"/>
  </office:meta>
</office:document-meta>
</file>